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</office:automatic-styles>
  <office:body>
    <office:text text:use-soft-page-breaks="true">
      <text:p text:style-name="P1">Python idées<text:s/></text:p>
      <text:p text:style-name="Normal"/>
      <text:list text:style-name="LFO1" text:continue-numbering="true">
        <text:list-item>
          <text:p text:style-name="P2">Créer une visualisation pour voir en quel année il y a eu le plus d’installation de radar</text:p>
        </text:list-item>
        <text:list-item>
          <text:p text:style-name="P3">Visualisation carte de la France ou il y a le plus d’installation de radar</text:p>
        </text:list-item>
        <text:list-item>
          <text:p text:style-name="P4">Histogramme pour visualiser le nombre de radar selon les limitations de vitess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Djeghbala</meta:initial-creator>
    <dc:creator>Mohamed Djeghbala</dc:creator>
    <meta:creation-date>2023-12-06T13:16:00Z</meta:creation-date>
    <dc:date>2023-12-06T13:25:00Z</dc:date>
    <meta:template xlink:href="Normal.dotm" xlink:type="simple"/>
    <meta:editing-cycles>1</meta:editing-cycles>
    <meta:editing-duration>PT0S</meta:editing-duration>
    <meta:document-statistic meta:page-count="1" meta:paragraph-count="1" meta:word-count="40" meta:character-count="259" meta:row-count="1" meta:non-whitespace-character-count="220"/>
  </office:meta>
</office:document-meta>
</file>